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464c" officeooo:paragraph-rsid="000a464c"/>
    </style:style>
    <style:style style:name="P2" style:family="paragraph" style:parent-style-name="Standard">
      <style:text-properties officeooo:rsid="000b9fc5" officeooo:paragraph-rsid="000b9fc5"/>
    </style:style>
    <style:style style:name="P3" style:family="paragraph" style:parent-style-name="Standard">
      <style:text-properties officeooo:rsid="000c3f46" officeooo:paragraph-rsid="000c3f46"/>
    </style:style>
    <style:style style:name="P4" style:family="paragraph" style:parent-style-name="Standard">
      <style:text-properties officeooo:paragraph-rsid="000c3f46"/>
    </style:style>
    <style:style style:name="P5" style:family="paragraph" style:parent-style-name="Standard">
      <style:text-properties officeooo:rsid="0012123f" officeooo:paragraph-rsid="0012123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0c3f46"/>
    </style:style>
    <style:style style:name="T4" style:family="text">
      <style:text-properties style:text-line-through-style="solid" style:text-line-through-type="single"/>
    </style:style>
    <style:style style:name="T5" style:family="text">
      <style:text-properties style:text-line-through-style="none" style:text-line-through-type="none"/>
    </style:style>
    <style:style style:name="T6" style:family="text">
      <style:text-properties style:text-line-through-style="none" style:text-line-through-type="none" officeooo:rsid="000c3f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unning Script as service:</text:p>
      <text:p text:style-name="P2">create service file in /etc/systemd/system</text:p>
      <text:p text:style-name="P2"/>
      <text:p text:style-name="P2"># /etc/systemd/system/echo.service</text:p>
      <text:p text:style-name="P2"/>
      <text:p text:style-name="P2">[Unit]</text:p>
      <text:p text:style-name="P2">Description=Simple Echo Service with TCP and UART Listeners</text:p>
      <text:p text:style-name="P2">After=network.target</text:p>
      <text:p text:style-name="P2"/>
      <text:p text:style-name="P2">[Service]</text:p>
      <text:p text:style-name="P2">ExecStart=/usr/bin/python3 /home/salik/python_coding/main.py</text:p>
      <text:p text:style-name="P2">Restart=always</text:p>
      <text:p text:style-name="P2">User=salik</text:p>
      <text:p text:style-name="P2">Group=salik</text:p>
      <text:p text:style-name="P2">RestartSec=5</text:p>
      <text:p text:style-name="P2">StartLimitIntervalSec=60</text:p>
      <text:p text:style-name="P2">StartLimitBurst=5</text:p>
      <text:p text:style-name="P2">StandardOutput=syslog</text:p>
      <text:p text:style-name="P2">StandardError=syslog</text:p>
      <text:p text:style-name="P2">Environment=PYTHONUNBUFFERED=1</text:p>
      <text:p text:style-name="P2"/>
      <text:p text:style-name="P2">[Install]</text:p>
      <text:p text:style-name="P2">WantedBy=multi-user.target</text:p>
      <text:p text:style-name="P2"/>
      <text:p text:style-name="P3">Commands on Terminal:</text:p>
      <text:p text:style-name="P2">sudo systemctl daemon-reload</text:p>
      <text:p text:style-name="P2">sudo systemctl start echo.service</text:p>
      <text:p text:style-name="P2">sudo systemctl status echo.servic<text:span text:style-name="T3">e</text:span></text:p>
      <text:p text:style-name="P2"/>
      <text:p text:style-name="P3">To Check the logs use journalctl:</text:p>
      <text:p text:style-name="P4"><text:span text:style-name="T3">sudo journalctl -u echo.service </text:span><text:span text:style-name="T6">f <text:s/>(Realtime Logs)</text:span></text:p>
      <text:p text:style-name="P2"/>
      <text:p text:style-name="P5">Virtual Serial Ports Loopback:</text:p>
      <text:p text:style-name="P5">sudo socat -d -d pty,raw,echo=0,link=/dev/ttyS10 pty,raw,echo=0,link=/dev/ttyS11</text:p>
      <text:p text:style-name="P2">sudo chmod a+rw /dev/ttyS11 /dev/ttyS10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8T17:52:27.937421090</meta:creation-date>
    <dc:date>2024-07-08T17:58:30.359490129</dc:date>
    <meta:editing-duration>PT6M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28" meta:word-count="77" meta:character-count="798" meta:non-whitespace-character-count="748"/>
  </office:meta>
</office:document-meta>
</file>